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s text:c="58"/>Title:SARAL PROGRAM</text:span></text:p>
      <text:p text:style-name="P1"><text:span text:style-name="T1"><text:s/>Subtitle:join us and start your learning and growth journey<text:s/></text:span><text:span text:style-name="T2">:<text:s text:c="4"/></text:span></text:p>
      <text:p text:style-name="P1"><text:span text:style-name="T3">Abstract</text:span><text:span text:style-name="T4">:In the recent years, there has been increasing demand in joining of new technologies into educational processes. Saral Program(SL) as a web based technology in educational programs, provides support to instructors to reach their pedagogical goals, organize course contents and support students. </text:span></text:p>
      <text:p text:style-name="P1"><text:span text:style-name="T5">Introduction</text:span><text:span text:style-name="T6">:A Saral Program (SP) is an online integrated software used for creating, delivering, tracking, and reporting educational courses and outcomes. It can be used to support traditional face-to-face instruction, as well as blended/hybrid and distance learning environments. Schools use SP software to plan, implement, facilitate, assess, and monitor student learning. All of these activities are conducted behind a virtual wall that provides a measure of authentication, security, and privacy.The SARAL PROGRAM helps schools maintain the integrity of their educational programs by enabling educators to effectively and efficiently develop courses, deliver instruction, facilitate communication, foster collaboration between students, assess student success, and provide other learning resources for support. This information can be analyzed to detect patterns and gaps in learning for needed remedial student support and overall class improvement. Leaders can access reports by class and overall school performance for improvement planning and data-driven professional development.Courses are provided by the Sara Program are:Artificial Intelligent ,full stact development,etc.</text:span></text:p>
      <text:p text:style-name="P1"><text:span text:style-name="T7">Description</text:span><text:span text:style-name="T8">:Training typically focuses on providing employees with specific skills or helping those correct deficiencies in their performance. It is a short-term learning process that involves acquiring knowledge, sharpening skills, concepts, and rules, or changing attitudes and behaviors to enhance the performance of employees.Training typically focuses on providing employees with specific skills or helping those correct deficiencies in their performance. It is a short-term learning process that involves acquiring knowledge, sharpening skills, concepts, and rules, or changing attitudes and behaviors to enhance the performance of employees.</text:span></text:p>
      <text:p text:style-name="P1"><text:span text:style-name="T9">flowchart</text:span><text:span text:style-name="T10">:https://www.researchgate.net/publication/267337450/figure/fig3/AS:667597427195914@1536179038482/Flowchart-of-the-training-program-development-implementation-and-assessment.ppm</text:span></text:p>
      <text:p text:style-name="P1"><text:span text:style-name="T11">Conclusion</text:span><text:span text:style-name="T12">: Conclusion. SP or SARAL PROGRAM<text:s text:c="2"/>is renowned software that offers a unique and best platform to manage learning resources<text:s text:c="2"/>It is part of a redefinition of how we as a species transmit knowledge, skills, and values to younger generations of workers and students. I will end this book by daring to make a few predictions of how Saral Program and the functions it serves will continue to develop.</text:span></text:p>
      <text:p text:style-name="P1"><text:span text:style-name="T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